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372cm"/>
    </style:style>
    <style:style style:name="co6" style:family="table-column">
      <style:table-column-properties fo:break-before="auto" style:column-width="1.827cm"/>
    </style:style>
    <style:style style:name="co7" style:family="table-column">
      <style:table-column-properties fo:break-before="auto" style:column-width="2.256cm"/>
    </style:style>
    <style:style style:name="co8" style:family="table-column">
      <style:table-column-properties fo:break-before="auto" style:column-width="1.983cm"/>
    </style:style>
    <style:style style:name="co9" style:family="table-column">
      <style:table-column-properties fo:break-before="auto" style:column-width="2.101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69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169"/>
    <style:style style:name="ce4" style:family="table-cell" style:parent-style-name="Default" style:data-style-name="N2"/>
    <style:style style:name="ce5" style:family="table-cell" style:parent-style-name="Default" style:data-style-name="N151"/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/>
      <style:text-properties fo:color="#000000"/>
    </style:style>
    <style:style style:name="ce8" style:family="table-cell" style:parent-style-name="Default" style:data-style-name="N2">
      <style:table-cell-properties fo:background-color="#e6e6e6"/>
      <style:text-properties fo:color="#000000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 style:data-style-name="N2">
      <style:table-cell-properties fo:background-color="#e6e6e6"/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Units</text:p>
          </table:table-cell>
          <table:table-cell table:number-columns-repeated="20"/>
        </table:table-row>
        <table:table-row table:style-name="ro2">
          <table:table-cell office:value-type="string">
            <text:p>Mode \ Attribute</text:p>
          </table:table-cell>
          <table:table-cell office:value-type="string">
            <text:p>Ef</text:p>
          </table:table-cell>
          <table:table-cell office:value-type="string">
            <text:p>Efp</text:p>
          </table:table-cell>
          <table:table-cell office:value-type="string">
            <text:p>Ev</text:p>
          </table:table-cell>
          <table:table-cell office:value-type="string">
            <text:p>Eg</text:p>
          </table:table-cell>
          <table:table-cell office:value-type="string">
            <text:p>Esys</text:p>
          </table:table-cell>
          <table:table-cell office:value-type="string">
            <text:p>carva</text:p>
          </table:table-cell>
          <table:table-cell table:style-name="ce6" office:value-type="string">
            <text:p>Mode</text:p>
          </table:table-cell>
          <table:table-cell table:style-name="ce6" office:value-type="string">
            <text:p>Ef (MJ/km)</text:p>
          </table:table-cell>
          <table:table-cell table:style-name="ce6" office:value-type="string">
            <text:p>Energy req</text:p>
          </table:table-cell>
          <table:table-cell table:style-name="ce6" office:value-type="string">
            <text:p>Ef(em) (MJ/km)</text:p>
          </table:table-cell>
          <table:table-cell table:style-name="ce6" office:value-type="string">
            <text:p>Emv (GJ/v)</text:p>
          </table:table-cell>
          <table:table-cell table:style-name="ce6" office:value-type="string">
            <text:p>Emg (TJ/km)</text:p>
          </table:table-cell>
          <table:table-cell table:style-name="ce6" office:value-type="string">
            <text:p>Lv (km)</text:p>
          </table:table-cell>
          <table:table-cell table:style-name="ce6" office:value-type="string">
            <text:p>Lg (million km)</text:p>
          </table:table-cell>
          <table:table-cell table:style-name="ce6" office:value-type="string">
            <text:p>Epkm (MJ/km)</text:p>
          </table:table-cell>
          <table:table-cell table:style-name="ce6" office:value-type="string">
            <text:p>Emv/Lv (MJ/km)</text:p>
          </table:table-cell>
          <table:table-cell table:style-name="ce6" office:value-type="string">
            <text:p>Emg/Lg (TJ/vkm)</text:p>
          </table:table-cell>
          <table:table-cell table:style-name="ce6" office:value-type="string">
            <text:p>Ef (MJ/vkm)</text:p>
          </table:table-cell>
          <table:table-cell table:style-name="ce6" office:value-type="string">
            <text:p>Occupancy</text:p>
          </table:table-cell>
          <table:table-cell/>
        </table:table-row>
        <table:table-row table:style-name="ro2">
          <table:table-cell table:number-columns-repeated="7"/>
          <table:table-cell table:style-name="ce6" table:number-columns-repeated="13"/>
          <table:table-cell/>
        </table:table-row>
        <table:table-row table:style-name="ro2">
          <table:table-cell office:value-type="string">
            <text:p>Bicycle</text:p>
          </table:table-cell>
          <table:table-cell table:style-name="ce4" office:value-type="float" office:value="0.094">
            <text:p>0.09</text:p>
          </table:table-cell>
          <table:table-cell table:style-name="ce5" table:formula="of:=[.B4]*[.J4]" office:value-type="float" office:value="0.5405">
            <text:p>0.541</text:p>
          </table:table-cell>
          <table:table-cell table:style-name="ce4" table:formula="of:=[.Q4]/[.T4]" office:value-type="float" office:value="0.1365">
            <text:p>0.14</text:p>
          </table:table-cell>
          <table:table-cell table:style-name="ce4" table:formula="of:=[.R4]/[.T4]" office:value-type="float" office:value="0">
            <text:p>0.00</text:p>
          </table:table-cell>
          <table:table-cell table:formula="of:=SUM([.B4:.E4])" office:value-type="float" office:value="0.771">
            <text:p>0.8</text:p>
          </table:table-cell>
          <table:table-cell/>
          <table:table-cell table:style-name="ce7" office:value-type="string">
            <text:p>Bike</text:p>
          </table:table-cell>
          <table:table-cell table:style-name="ce8" office:value-type="float" office:value="0.0576">
            <text:p>0.06</text:p>
          </table:table-cell>
          <table:table-cell table:style-name="ce8" office:value-type="float" office:value="5.75">
            <text:p>5.75</text:p>
          </table:table-cell>
          <table:table-cell table:style-name="ce8" table:formula="of:=[.I4]*([.J4])" office:value-type="float" office:value="0.3312">
            <text:p>0.33</text:p>
          </table:table-cell>
          <table:table-cell table:style-name="ce8" office:value-type="float" office:value="2.73">
            <text:p>2.73</text:p>
          </table:table-cell>
          <table:table-cell table:style-name="ce8" office:value-type="float" office:value="0">
            <text:p>0.00</text:p>
          </table:table-cell>
          <table:table-cell table:style-name="ce8" office:value-type="float" office:value="20000">
            <text:p>20000.00</text:p>
          </table:table-cell>
          <table:table-cell table:style-name="ce8" office:value-type="float" office:value="1">
            <text:p>1.00</text:p>
          </table:table-cell>
          <table:table-cell table:style-name="ce10" table:formula="of:=([.S4]/[.T4]+[.R4]/[.T4]+[.Q4]/[.T4])" office:value-type="float" office:value="0.5253">
            <text:p>0.53</text:p>
          </table:table-cell>
          <table:table-cell table:style-name="ce8" table:formula="of:=([.L4]/[.N4]*1000)/[.T4]" office:value-type="float" office:value="0.1365">
            <text:p>0.14</text:p>
          </table:table-cell>
          <table:table-cell table:style-name="ce8" table:formula="of:=(([.M4]/[.O4])*10^6)" office:value-type="float" office:value="0">
            <text:p>0.00</text:p>
          </table:table-cell>
          <table:table-cell table:style-name="ce8" table:formula="of:=([.I4]+[.K4])" office:value-type="float" office:value="0.3888">
            <text:p>0.39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Bus (local)</text:p>
          </table:table-cell>
          <table:table-cell office:value-type="float" office:value="2.12551122493897">
            <text:p>2.1</text:p>
          </table:table-cell>
          <table:table-cell table:style-name="ce4" table:formula="of:=[.B5]*[.J5]" office:value-type="float" office:value="0.850204489975588">
            <text:p>0.85</text:p>
          </table:table-cell>
          <table:table-cell table:style-name="ce4" table:formula="of:=[.Q5]/[.T5]" office:value-type="float" office:value="0.148148148148148">
            <text:p>0.15</text:p>
          </table:table-cell>
          <table:table-cell table:style-name="ce4" table:formula="of:=[.R5]/[.T5]" office:value-type="float" office:value="0.0460003382377812">
            <text:p>0.05</text:p>
          </table:table-cell>
          <table:table-cell table:formula="of:=SUM([.B5:.E5])" office:value-type="float" office:value="3.16986420130049">
            <text:p>3.2</text:p>
          </table:table-cell>
          <table:table-cell/>
          <table:table-cell table:style-name="ce8" office:value-type="string">
            <text:p>Bus</text:p>
          </table:table-cell>
          <table:table-cell table:style-name="ce8" office:value-type="float" office:value="7.344">
            <text:p>7.34</text:p>
          </table:table-cell>
          <table:table-cell table:style-name="ce8" office:value-type="float" office:value="0.4">
            <text:p>0.40</text:p>
          </table:table-cell>
          <table:table-cell table:style-name="ce8" office:value-type="float" office:value="2.9376">
            <text:p>2.94</text:p>
          </table:table-cell>
          <table:table-cell table:style-name="ce8" office:value-type="float" office:value="1000">
            <text:p>1000.00</text:p>
          </table:table-cell>
          <table:table-cell table:style-name="ce8" office:value-type="float" office:value="27.2">
            <text:p>27.20</text:p>
          </table:table-cell>
          <table:table-cell table:style-name="ce8" office:value-type="float" office:value="750000">
            <text:p>750000.00</text:p>
          </table:table-cell>
          <table:table-cell table:style-name="ce8" office:value-type="float" office:value="65700000">
            <text:p>65700000.00</text:p>
          </table:table-cell>
          <table:table-cell table:style-name="ce10" table:formula="of:=([.S5]/[.T5]+[.R5]/[.T5]+[.Q5]/[.T5])" office:value-type="float" office:value="1.33654848638593">
            <text:p>1.34</text:p>
          </table:table-cell>
          <table:table-cell table:style-name="ce8" table:formula="of:=([.L5]/[.N5]*1000)" office:value-type="float" office:value="1.33333333333333">
            <text:p>1.33</text:p>
          </table:table-cell>
          <table:table-cell table:style-name="ce8" table:formula="of:=(([.M5]/[.O5])*10^6)" office:value-type="float" office:value="0.41400304414003">
            <text:p>0.41</text:p>
          </table:table-cell>
          <table:table-cell table:style-name="ce8" table:formula="of:=([.I5]+[.K5])" office:value-type="float" office:value="10.2816">
            <text:p>10.28</text:p>
          </table:table-cell>
          <table:table-cell table:style-name="ce7"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Car (small)</text:p>
          </table:table-cell>
          <table:table-cell office:value-type="float" office:value="2.47386097287158">
            <text:p>2.5</text:p>
          </table:table-cell>
          <table:table-cell table:style-name="ce4" table:formula="of:=[.B6]*[.J6]" office:value-type="float" office:value="0.989544389148632">
            <text:p>0.99</text:p>
          </table:table-cell>
          <table:table-cell table:style-name="ce4" table:formula="of:=[.Q6]/[.T6]*0.8" office:value-type="float" office:value="0.311111111111111">
            <text:p>0.31</text:p>
          </table:table-cell>
          <table:table-cell table:style-name="ce4" table:formula="of:=[.R6]/[.T6]" office:value-type="float" office:value="0.143751056993066">
            <text:p>0.14</text:p>
          </table:table-cell>
          <table:table-cell table:formula="of:=SUM([.B6:.E6])" office:value-type="float" office:value="3.91826753012439">
            <text:p>3.9</text:p>
          </table:table-cell>
          <table:table-cell/>
          <table:table-cell table:style-name="ce8" office:value-type="string">
            <text:p>Car (small)</text:p>
          </table:table-cell>
          <table:table-cell table:style-name="ce8" office:value-type="float" office:value="2.47386097287158">
            <text:p>2.47</text:p>
          </table:table-cell>
          <table:table-cell table:style-name="ce8" office:value-type="float" office:value="0.4">
            <text:p>0.40</text:p>
          </table:table-cell>
          <table:table-cell table:style-name="ce8" table:formula="of:=[.I6]*([.J6])" office:value-type="float" office:value="0.989544389148632">
            <text:p>0.99</text:p>
          </table:table-cell>
          <table:table-cell table:style-name="ce8" table:formula="of:=[.L7]*0.7" office:value-type="float" office:value="70">
            <text:p>70.00</text:p>
          </table:table-cell>
          <table:table-cell table:style-name="ce8" office:value-type="float" office:value="27.2">
            <text:p>27.20</text:p>
          </table:table-cell>
          <table:table-cell table:style-name="ce8" office:value-type="float" office:value="150000">
            <text:p>150000.00</text:p>
          </table:table-cell>
          <table:table-cell table:style-name="ce8" table:formula="of:=[.O7]*1.2" office:value-type="float" office:value="157680000">
            <text:p>157680000.00</text:p>
          </table:table-cell>
          <table:table-cell table:style-name="ce10" table:formula="of:=([.S6]/[.T6]+[.R6]/[.T6]+[.Q6]/[.T6])" office:value-type="float" office:value="3.4188110808988">
            <text:p>3.42</text:p>
          </table:table-cell>
          <table:table-cell table:style-name="ce8" table:formula="of:=([.L6]/[.N6]*1000)" office:value-type="float" office:value="0.466666666666667">
            <text:p>0.47</text:p>
          </table:table-cell>
          <table:table-cell table:style-name="ce8" table:formula="of:=(([.M6]/[.O6])*10^6)" office:value-type="float" office:value="0.172501268391679">
            <text:p>0.17</text:p>
          </table:table-cell>
          <table:table-cell table:style-name="ce8" table:formula="of:=([.I6]+[.K6])" office:value-type="float" office:value="3.46340536202021">
            <text:p>3.46</text:p>
          </table:table-cell>
          <table:table-cell table:style-name="ce7" office:value-type="float" office:value="1.2">
            <text:p>1.2</text:p>
          </table:table-cell>
          <table:table-cell/>
        </table:table-row>
        <table:table-row table:style-name="ro2">
          <table:table-cell office:value-type="string">
            <text:p>Car (average)</text:p>
          </table:table-cell>
          <table:table-cell office:value-type="float" office:value="3.02223768591839">
            <text:p>3.0</text:p>
          </table:table-cell>
          <table:table-cell table:style-name="ce4" table:formula="of:=[.B7]*[.J7]" office:value-type="float" office:value="1.20889507436736">
            <text:p>1.21</text:p>
          </table:table-cell>
          <table:table-cell table:style-name="ce4" table:formula="of:=[.Q7]/[.T7]" office:value-type="float" office:value="0.555555555555556">
            <text:p>0.56</text:p>
          </table:table-cell>
          <table:table-cell table:style-name="ce4" table:formula="of:=[.R7]/[.T7]" office:value-type="float" office:value="0.172501268391679">
            <text:p>0.17</text:p>
          </table:table-cell>
          <table:table-cell table:formula="of:=SUM([.B7:.E7])" office:value-type="float" office:value="4.95918958423298">
            <text:p>5.0</text:p>
          </table:table-cell>
          <table:table-cell/>
          <table:table-cell table:style-name="ce8" office:value-type="string">
            <text:p>Car (average)</text:p>
          </table:table-cell>
          <table:table-cell table:style-name="ce8" office:value-type="float" office:value="3.02223768591839">
            <text:p>3.02</text:p>
          </table:table-cell>
          <table:table-cell table:style-name="ce8" office:value-type="float" office:value="0.4">
            <text:p>0.40</text:p>
          </table:table-cell>
          <table:table-cell table:style-name="ce8" table:formula="of:=[.I7]*([.J7])" office:value-type="float" office:value="1.20889507436736">
            <text:p>1.21</text:p>
          </table:table-cell>
          <table:table-cell table:style-name="ce8" office:value-type="float" office:value="100">
            <text:p>100.00</text:p>
          </table:table-cell>
          <table:table-cell table:style-name="ce8" office:value-type="float" office:value="27.2">
            <text:p>27.20</text:p>
          </table:table-cell>
          <table:table-cell table:style-name="ce8" office:value-type="float" office:value="150000">
            <text:p>150000.00</text:p>
          </table:table-cell>
          <table:table-cell table:style-name="ce8" table:formula="of:=40*365*9000" office:value-type="float" office:value="131400000">
            <text:p>131400000.00</text:p>
          </table:table-cell>
          <table:table-cell table:style-name="ce10" table:formula="of:=([.S7]/[.T7]+[.R7]/[.T7]+[.Q7]/[.T7])" office:value-type="float" office:value="4.25400079085202">
            <text:p>4.25</text:p>
          </table:table-cell>
          <table:table-cell table:style-name="ce8" table:formula="of:=([.L7]/[.N7]*1000)" office:value-type="float" office:value="0.666666666666667">
            <text:p>0.67</text:p>
          </table:table-cell>
          <table:table-cell table:style-name="ce8" table:formula="of:=(([.M7]/[.O7])*10^6)" office:value-type="float" office:value="0.207001522070015">
            <text:p>0.21</text:p>
          </table:table-cell>
          <table:table-cell table:style-name="ce8" table:formula="of:=([.I7]+[.K7])" office:value-type="float" office:value="4.23113276028575">
            <text:p>4.23</text:p>
          </table:table-cell>
          <table:table-cell table:style-name="ce7" office:value-type="float" office:value="1.2">
            <text:p>1.2</text:p>
          </table:table-cell>
          <table:table-cell/>
        </table:table-row>
        <table:table-row table:style-name="ro2">
          <table:table-cell office:value-type="string">
            <text:p>Car (large)</text:p>
          </table:table-cell>
          <table:table-cell office:value-type="float" office:value="3.94673345745064">
            <text:p>3.9</text:p>
          </table:table-cell>
          <table:table-cell table:style-name="ce4" table:formula="of:=[.B8]*[.J8]" office:value-type="float" office:value="1.57869338298026">
            <text:p>1.58</text:p>
          </table:table-cell>
          <table:table-cell table:style-name="ce4" table:formula="of:=[.Q8]/[.T8]*1.2" office:value-type="float" office:value="0.866666666666667">
            <text:p>0.87</text:p>
          </table:table-cell>
          <table:table-cell table:style-name="ce4" table:formula="of:=[.R8]/[.T8]" office:value-type="float" office:value="0.215626585489599">
            <text:p>0.22</text:p>
          </table:table-cell>
          <table:table-cell table:formula="of:=SUM([.B8:.E8])" office:value-type="float" office:value="6.60772009258716">
            <text:p>6.6</text:p>
          </table:table-cell>
          <table:table-cell/>
          <table:table-cell table:style-name="ce8" office:value-type="string">
            <text:p>Car (large)</text:p>
          </table:table-cell>
          <table:table-cell table:style-name="ce8" office:value-type="float" office:value="3.94673345745064">
            <text:p>3.95</text:p>
          </table:table-cell>
          <table:table-cell table:style-name="ce8" office:value-type="float" office:value="0.4">
            <text:p>0.40</text:p>
          </table:table-cell>
          <table:table-cell table:style-name="ce8" table:formula="of:=[.I8]*([.J8])" office:value-type="float" office:value="1.57869338298026">
            <text:p>1.58</text:p>
          </table:table-cell>
          <table:table-cell table:style-name="ce8" table:formula="of:=[.L7]*1.3" office:value-type="float" office:value="130">
            <text:p>130.00</text:p>
          </table:table-cell>
          <table:table-cell table:style-name="ce8" office:value-type="float" office:value="27.2">
            <text:p>27.20</text:p>
          </table:table-cell>
          <table:table-cell table:style-name="ce8" office:value-type="float" office:value="150000">
            <text:p>150000.00</text:p>
          </table:table-cell>
          <table:table-cell table:style-name="ce8" table:formula="of:=[.O7]*0.8" office:value-type="float" office:value="105120000">
            <text:p>105120000.00</text:p>
          </table:table-cell>
          <table:table-cell table:style-name="ce10" table:formula="of:=([.S8]/[.T8]+[.R8]/[.T8]+[.Q8]/[.T8])" office:value-type="float" office:value="5.54237117473757">
            <text:p>5.54</text:p>
          </table:table-cell>
          <table:table-cell table:style-name="ce8" table:formula="of:=([.L8]/[.N8]*1000)" office:value-type="float" office:value="0.866666666666667">
            <text:p>0.87</text:p>
          </table:table-cell>
          <table:table-cell table:style-name="ce8" table:formula="of:=(([.M8]/[.O8])*10^6)" office:value-type="float" office:value="0.258751902587519">
            <text:p>0.26</text:p>
          </table:table-cell>
          <table:table-cell table:style-name="ce8" table:formula="of:=([.I8]+[.K8])" office:value-type="float" office:value="5.5254268404309">
            <text:p>5.53</text:p>
          </table:table-cell>
          <table:table-cell table:style-name="ce7" office:value-type="float" office:value="1.2">
            <text:p>1.2</text:p>
          </table:table-cell>
          <table:table-cell/>
        </table:table-row>
        <table:table-row table:style-name="ro2">
          <table:table-cell office:value-type="string">
            <text:p>Coach</text:p>
          </table:table-cell>
          <table:table-cell table:style-name="ce4" office:value-type="float" office:value="0.432190163672016">
            <text:p>0.43</text:p>
          </table:table-cell>
          <table:table-cell table:style-name="ce4" table:formula="of:=[.B9]*[.J9]" office:value-type="float" office:value="0.172876065468806">
            <text:p>0.17</text:p>
          </table:table-cell>
          <table:table-cell table:style-name="ce4" table:formula="of:=[.Q9]/[.T9]" office:value-type="float" office:value="0.0533333333333333">
            <text:p>0.05</text:p>
          </table:table-cell>
          <table:table-cell table:style-name="ce4" table:formula="of:=[.R9]/[.T9]" office:value-type="float" office:value="0.0165601217656012">
            <text:p>0.02</text:p>
          </table:table-cell>
          <table:table-cell table:formula="of:=SUM([.B9:.E9])" office:value-type="float" office:value="0.674959684239757">
            <text:p>0.7</text:p>
          </table:table-cell>
          <table:table-cell/>
          <table:table-cell table:style-name="ce8" office:value-type="string">
            <text:p>Coach</text:p>
          </table:table-cell>
          <table:table-cell table:style-name="ce8" office:value-type="float" office:value="96.4">
            <text:p>96.40</text:p>
          </table:table-cell>
          <table:table-cell table:style-name="ce8" office:value-type="float" office:value="0.4">
            <text:p>0.40</text:p>
          </table:table-cell>
          <table:table-cell table:style-name="ce8" table:formula="of:=[.I9]*([.J9])" office:value-type="float" office:value="38.56">
            <text:p>38.56</text:p>
          </table:table-cell>
          <table:table-cell table:style-name="ce8" office:value-type="float" office:value="1000">
            <text:p>1000.00</text:p>
          </table:table-cell>
          <table:table-cell table:style-name="ce8" office:value-type="float" office:value="27.2">
            <text:p>27.20</text:p>
          </table:table-cell>
          <table:table-cell table:style-name="ce8" office:value-type="float" office:value="750000">
            <text:p>750000.00</text:p>
          </table:table-cell>
          <table:table-cell table:style-name="ce8" office:value-type="float" office:value="65700000">
            <text:p>65700000.00</text:p>
          </table:table-cell>
          <table:table-cell table:style-name="ce10" table:formula="of:=([.S9]/[.T9]+[.R9]/[.T9]+[.Q9]/[.T9])" office:value-type="float" office:value="5.46829345509894">
            <text:p>5.47</text:p>
          </table:table-cell>
          <table:table-cell table:style-name="ce8" table:formula="of:=([.L9]/[.N9]*1000)" office:value-type="float" office:value="1.33333333333333">
            <text:p>1.33</text:p>
          </table:table-cell>
          <table:table-cell table:style-name="ce8" table:formula="of:=(([.M9]/[.O9])*10^6)" office:value-type="float" office:value="0.41400304414003">
            <text:p>0.41</text:p>
          </table:table-cell>
          <table:table-cell table:style-name="ce8" table:formula="of:=([.I9]+[.K9])" office:value-type="float" office:value="134.96">
            <text:p>134.96</text:p>
          </table:table-cell>
          <table:table-cell table:style-name="ce7"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Motorbike</text:p>
          </table:table-cell>
          <table:table-cell office:value-type="float" office:value="1.74358803154864">
            <text:p>1.7</text:p>
          </table:table-cell>
          <table:table-cell table:style-name="ce4" table:formula="of:=[.B10]*[.J10]" office:value-type="float" office:value="0.697435212619456">
            <text:p>0.70</text:p>
          </table:table-cell>
          <table:table-cell table:style-name="ce4" table:formula="of:=[.Q10]/[.T10]" office:value-type="float" office:value="0.333333333333333">
            <text:p>0.33</text:p>
          </table:table-cell>
          <table:table-cell table:style-name="ce4" table:formula="of:=[.R10]/[.T10]" office:value-type="float" office:value="0.0690005073566717">
            <text:p>0.07</text:p>
          </table:table-cell>
          <table:table-cell table:formula="of:=SUM([.B10:.E10])" office:value-type="float" office:value="2.8433570848581">
            <text:p>2.8</text:p>
          </table:table-cell>
          <table:table-cell/>
          <table:table-cell table:style-name="ce7" office:value-type="string">
            <text:p>Moto</text:p>
          </table:table-cell>
          <table:table-cell table:style-name="ce8" office:value-type="float" office:value="1.87">
            <text:p>1.87</text:p>
          </table:table-cell>
          <table:table-cell table:style-name="ce8" office:value-type="float" office:value="0.4">
            <text:p>0.40</text:p>
          </table:table-cell>
          <table:table-cell table:style-name="ce8" table:formula="of:=[.I10]*([.J10])" office:value-type="float" office:value="0.748">
            <text:p>0.75</text:p>
          </table:table-cell>
          <table:table-cell table:style-name="ce8" table:formula="of:=[.L7]/3" office:value-type="float" office:value="33.3333333333333">
            <text:p>33.33</text:p>
          </table:table-cell>
          <table:table-cell table:style-name="ce8" office:value-type="float" office:value="27.2">
            <text:p>27.20</text:p>
          </table:table-cell>
          <table:table-cell table:style-name="ce8" office:value-type="float" office:value="100000">
            <text:p>100000.00</text:p>
          </table:table-cell>
          <table:table-cell table:style-name="ce8" table:formula="of:=[.O7]*3" office:value-type="float" office:value="394200000">
            <text:p>394200000.00</text:p>
          </table:table-cell>
          <table:table-cell table:style-name="ce10" table:formula="of:=([.S10]/[.T10]+[.R10]/[.T10]+[.Q10]/[.T10])" office:value-type="float" office:value="3.02033384069001">
            <text:p>3.02</text:p>
          </table:table-cell>
          <table:table-cell table:style-name="ce8" table:formula="of:=([.L10]/[.N10]*1000)" office:value-type="float" office:value="0.333333333333333">
            <text:p>0.33</text:p>
          </table:table-cell>
          <table:table-cell table:style-name="ce8" table:formula="of:=(([.M10]/[.O10])*10^6)" office:value-type="float" office:value="0.0690005073566717">
            <text:p>0.07</text:p>
          </table:table-cell>
          <table:table-cell table:style-name="ce8" table:formula="of:=([.I10]+[.K10])" office:value-type="float" office:value="2.618">
            <text:p>2.62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rain </text:p>
          </table:table-cell>
          <table:table-cell table:style-name="ce4" office:value-type="float" office:value="0.769298491336188">
            <text:p>0.77</text:p>
          </table:table-cell>
          <table:table-cell table:style-name="ce4" table:formula="of:=[.B11]*[.J11]" office:value-type="float" office:value="0.307719396534475">
            <text:p>0.31</text:p>
          </table:table-cell>
          <table:table-cell table:number-columns-repeated="2" table:style-name="ce4" office:value-type="string">
            <text:p>-</text:p>
          </table:table-cell>
          <table:table-cell table:formula="of:=SUM([.B11:.E11])" office:value-type="float" office:value="1.07701788787066">
            <text:p>1.1</text:p>
          </table:table-cell>
          <table:table-cell/>
          <table:table-cell table:style-name="ce7" office:value-type="string">
            <text:p>Train</text:p>
          </table:table-cell>
          <table:table-cell table:style-name="ce8" office:value-type="float" office:value="96.4">
            <text:p>96.40</text:p>
          </table:table-cell>
          <table:table-cell table:style-name="ce8" office:value-type="float" office:value="0.4">
            <text:p>0.40</text:p>
          </table:table-cell>
          <table:table-cell table:style-name="ce8" office:value-type="float" office:value="38.56">
            <text:p>38.56</text:p>
          </table:table-cell>
          <table:table-cell table:number-columns-repeated="2" table:style-name="ce8" office:value-type="float" office:value="0">
            <text:p>0.00</text:p>
          </table:table-cell>
          <table:table-cell table:number-columns-repeated="2" table:style-name="ce8" office:value-type="float" office:value="1">
            <text:p>1.00</text:p>
          </table:table-cell>
          <table:table-cell table:style-name="ce10" table:formula="of:=([.S11]/[.T11]+[.R11]/[.T11]+[.Q11]/[.T11])" office:value-type="float" office:value="1.02242424242424">
            <text:p>1.02</text:p>
          </table:table-cell>
          <table:table-cell table:style-name="ce8" table:formula="of:=([.L11]/[.N11]*1000)" office:value-type="float" office:value="0">
            <text:p>0.00</text:p>
          </table:table-cell>
          <table:table-cell table:style-name="ce8" table:formula="of:=(([.M11]/[.O11])*10^6)" office:value-type="float" office:value="0">
            <text:p>0.00</text:p>
          </table:table-cell>
          <table:table-cell table:style-name="ce8" table:formula="of:=([.I11]+[.K11])" office:value-type="float" office:value="134.96">
            <text:p>134.96</text:p>
          </table:table-cell>
          <table:table-cell table:style-name="ce7" office:value-type="float" office:value="132">
            <text:p>132</text:p>
          </table:table-cell>
          <table:table-cell table:style-name="ce7"/>
        </table:table-row>
        <table:table-row table:style-name="ro2">
          <table:table-cell office:value-type="string">
            <text:p>Tram</text:p>
          </table:table-cell>
          <table:table-cell table:style-name="ce4" office:value-type="float" office:value="0.573818181818182">
            <text:p>0.57</text:p>
          </table:table-cell>
          <table:table-cell table:style-name="ce4" table:formula="of:=[.B12]*[.J12]" office:value-type="float" office:value="1.72145454545455">
            <text:p>1.72</text:p>
          </table:table-cell>
          <table:table-cell table:number-columns-repeated="2" table:style-name="ce4" office:value-type="string">
            <text:p>-</text:p>
          </table:table-cell>
          <table:table-cell table:formula="of:=SUM([.B12:.E12])" office:value-type="float" office:value="2.29527272727273">
            <text:p>2.3</text:p>
          </table:table-cell>
          <table:table-cell/>
          <table:table-cell table:style-name="ce7" office:value-type="string">
            <text:p>Metro</text:p>
          </table:table-cell>
          <table:table-cell table:style-name="ce8" office:value-type="float" office:value="0.54">
            <text:p>0.54</text:p>
          </table:table-cell>
          <table:table-cell table:style-name="ce8" office:value-type="float" office:value="3">
            <text:p>3.00</text:p>
          </table:table-cell>
          <table:table-cell table:style-name="ce8" table:formula="of:=[.I12]*([.J12])" office:value-type="float" office:value="1.62">
            <text:p>1.62</text:p>
          </table:table-cell>
          <table:table-cell table:number-columns-repeated="2" table:style-name="ce8" office:value-type="float" office:value="0">
            <text:p>0.00</text:p>
          </table:table-cell>
          <table:table-cell table:style-name="ce8" office:value-type="float" office:value="6">
            <text:p>6.00</text:p>
          </table:table-cell>
          <table:table-cell table:style-name="ce8" office:value-type="float" office:value="1">
            <text:p>1.00</text:p>
          </table:table-cell>
          <table:table-cell table:style-name="ce10" table:formula="of:=([.S12]/[.T12]+[.R12]/[.T12]+[.Q12]/[.T12])" office:value-type="float" office:value="0.0216">
            <text:p>0.02</text:p>
          </table:table-cell>
          <table:table-cell table:style-name="ce8" table:formula="of:=([.L12]/[.N12]*1000)/[.T12]" office:value-type="float" office:value="0">
            <text:p>0.00</text:p>
          </table:table-cell>
          <table:table-cell table:style-name="ce8" table:formula="of:=(([.M12]/[.O12])*10^6)" office:value-type="float" office:value="0">
            <text:p>0.00</text:p>
          </table:table-cell>
          <table:table-cell table:style-name="ce8" table:formula="of:=([.I12]+[.K12])" office:value-type="float" office:value="2.16">
            <text:p>2.16</text:p>
          </table:table-cell>
          <table:table-cell table:style-name="ce7" office:value-type="float" office:value="100">
            <text:p>100</text:p>
          </table:table-cell>
          <table:table-cell/>
        </table:table-row>
        <table:table-row table:style-name="ro2">
          <table:table-cell office:value-type="string">
            <text:p>Walking</text:p>
          </table:table-cell>
          <table:table-cell table:style-name="ce4" office:value-type="float" office:value="0.1296">
            <text:p>0.13</text:p>
          </table:table-cell>
          <table:table-cell table:style-name="ce4" table:formula="of:=[.B13]*[.J13]" office:value-type="float" office:value="0.7452">
            <text:p>0.75</text:p>
          </table:table-cell>
          <table:table-cell table:number-columns-repeated="2" table:style-name="ce4" office:value-type="string">
            <text:p>-</text:p>
          </table:table-cell>
          <table:table-cell table:formula="of:=SUM([.B13:.E13])" office:value-type="float" office:value="0.8748">
            <text:p>0.9</text:p>
          </table:table-cell>
          <table:table-cell/>
          <table:table-cell table:style-name="ce7" office:value-type="string">
            <text:p>Walking</text:p>
          </table:table-cell>
          <table:table-cell table:style-name="ce8" office:value-type="float" office:value="0.1296">
            <text:p>0.13</text:p>
          </table:table-cell>
          <table:table-cell table:style-name="ce8" office:value-type="float" office:value="5.75">
            <text:p>5.75</text:p>
          </table:table-cell>
          <table:table-cell table:style-name="ce8" table:formula="of:=[.I13]*([.J13])" office:value-type="float" office:value="0.7452">
            <text:p>0.75</text:p>
          </table:table-cell>
          <table:table-cell table:number-columns-repeated="2" table:style-name="ce8" office:value-type="float" office:value="0">
            <text:p>0.00</text:p>
          </table:table-cell>
          <table:table-cell table:number-columns-repeated="2" table:style-name="ce8" office:value-type="float" office:value="1">
            <text:p>1.00</text:p>
          </table:table-cell>
          <table:table-cell table:style-name="ce10" table:formula="of:=([.S13]/[.T13]+[.R13]/[.T13]+[.Q13]/[.T13])" office:value-type="float" office:value="0.8748">
            <text:p>0.87</text:p>
          </table:table-cell>
          <table:table-cell table:style-name="ce8" table:formula="of:=([.L13]/[.N13]*1000)/[.T13]" office:value-type="float" office:value="0">
            <text:p>0.00</text:p>
          </table:table-cell>
          <table:table-cell table:style-name="ce8" table:formula="of:=(([.M13]/[.O13])*10^6)" office:value-type="float" office:value="0">
            <text:p>0.00</text:p>
          </table:table-cell>
          <table:table-cell table:style-name="ce8" table:formula="of:=([.I13]+[.K13])" office:value-type="float" office:value="0.8748">
            <text:p>0.87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2" table:number-rows-repeated="2">
          <table:table-cell table:number-columns-repeated="7"/>
          <table:table-cell table:style-name="ce7"/>
          <table:table-cell table:style-name="ce8" table:number-columns-repeated="7"/>
          <table:table-cell table:style-name="ce10"/>
          <table:table-cell table:style-name="ce8" table:number-columns-repeated="3"/>
          <table:table-cell table:style-name="ce7"/>
          <table:table-cell/>
        </table:table-row>
        <table:table-row table:style-name="ro2">
          <table:table-cell office:value-type="string">
            <text:p>Mode \ Attribute</text:p>
          </table:table-cell>
          <table:table-cell office:value-type="string">
            <text:p>Ef</text:p>
          </table:table-cell>
          <table:table-cell office:value-type="string">
            <text:p>Efp</text:p>
          </table:table-cell>
          <table:table-cell office:value-type="string">
            <text:p>Ev</text:p>
          </table:table-cell>
          <table:table-cell office:value-type="string">
            <text:p>Eg</text:p>
          </table:table-cell>
          <table:table-cell office:value-type="string">
            <text:p>Esys</text:p>
          </table:table-cell>
          <table:table-cell/>
          <table:table-cell table:style-name="ce7"/>
          <table:table-cell table:style-name="ce8" table:number-columns-repeated="7"/>
          <table:table-cell table:style-name="ce10"/>
          <table:table-cell table:style-name="ce8" table:number-columns-repeated="3"/>
          <table:table-cell table:style-name="ce7"/>
          <table:table-cell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Bicycle</text:p>
          </table:table-cell>
          <table:table-cell office:value-type="string">
            <text:p>Coley (2002)</text:p>
          </table:table-cell>
          <table:table-cell office:value-type="string">
            <text:p>Coley (2002)</text:p>
          </table:table-cell>
          <table:table-cell table:number-columns-repeated="3"/>
          <table:table-cell table:style-name="ce6"/>
          <table:table-cell table:style-name="ce6" office:value-type="string">
            <text:p>Metadata</text:p>
          </table:table-cell>
          <table:table-cell table:style-name="ce6" office:value-type="string">
            <text:p>Ef (MJ/km)</text:p>
          </table:table-cell>
          <table:table-cell table:style-name="ce6" office:value-type="string">
            <text:p>Ef(e)m (MJ/km)</text:p>
          </table:table-cell>
          <table:table-cell table:style-name="ce6" office:value-type="string">
            <text:p>Emv (GJ/v)</text:p>
          </table:table-cell>
          <table:table-cell table:style-name="ce6" office:value-type="string">
            <text:p>Emg (TJ/km)</text:p>
          </table:table-cell>
          <table:table-cell table:style-name="ce6" office:value-type="string">
            <text:p>Lv (km)</text:p>
          </table:table-cell>
          <table:table-cell table:style-name="ce6" office:value-type="string">
            <text:p>Lg (million km)</text:p>
          </table:table-cell>
          <table:table-cell table:style-name="ce6" office:value-type="string">
            <text:p>Evkm (MJ/km)</text:p>
          </table:table-cell>
          <table:table-cell table:style-name="ce6" office:value-type="string">
            <text:p>Emv/Lv (MJ/km)</text:p>
          </table:table-cell>
          <table:table-cell table:style-name="ce6" office:value-type="string">
            <text:p>Emg/Lg (TJ/km)</text:p>
          </table:table-cell>
          <table:table-cell table:style-name="ce6" office:value-type="string">
            <text:p>Full name</text:p>
          </table:table-cell>
          <table:table-cell table:number-columns-repeated="3"/>
        </table:table-row>
        <table:table-row table:style-name="ro2">
          <table:table-cell office:value-type="string">
            <text:p>Bus (local)</text:p>
          </table:table-cell>
          <table:table-cell office:value-type="string">
            <text:p>Defra (2012)</text:p>
          </table:table-cell>
          <table:table-cell office:value-type="string">
            <text:p>MacKay (2009)</text:p>
          </table:table-cell>
          <table:table-cell table:number-columns-repeated="3"/>
          <table:table-cell table:style-name="ce7"/>
          <table:table-cell table:style-name="ce7" office:value-type="string">
            <text:p>Car</text:p>
          </table:table-cell>
          <table:table-cell table:style-name="ce9" office:value-type="string">
            <text:p>MacKay (2009)</text:p>
          </table:table-cell>
          <table:table-cell table:style-name="ce9" office:value-type="string">
            <text:p>Treolar et al. (2004)</text:p>
          </table:table-cell>
          <table:table-cell table:style-name="ce9" office:value-type="string">
            <text:p>MaKay (2009)</text:p>
          </table:table-cell>
          <table:table-cell table:style-name="ce9" office:value-type="string">
            <text:p>Treloar et al. (2004)</text:p>
          </table:table-cell>
          <table:table-cell table:style-name="ce9" office:value-type="string">
            <text:p>(BP, 2002; Schmidt et al., 2004)</text:p>
          </table:table-cell>
          <table:table-cell table:style-name="ce9" office:value-type="string">
            <text:p>Treloar et al. (2004)</text:p>
          </table:table-cell>
          <table:table-cell table:style-name="ce9" table:number-columns-repeated="3"/>
          <table:table-cell table:style-name="ce9" office:value-type="string">
            <text:p>Driving a car or a van</text:p>
          </table:table-cell>
          <table:table-cell table:number-columns-repeated="3"/>
        </table:table-row>
        <table:table-row table:style-name="ro2">
          <table:table-cell office:value-type="string">
            <text:p>Car (small)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7"/>
          <table:table-cell table:style-name="ce7" office:value-type="string">
            <text:p>Moto</text:p>
          </table:table-cell>
          <table:table-cell table:style-name="ce9" office:value-type="string">
            <text:p>ORNL (2011)</text:p>
          </table:table-cell>
          <table:table-cell table:style-name="ce9" office:value-type="string">
            <text:p>Treolar et al. (2004)</text:p>
          </table:table-cell>
          <table:table-cell table:style-name="ce9" office:value-type="string">
            <text:p>Invented (1/3)</text:p>
          </table:table-cell>
          <table:table-cell table:number-columns-repeated="2" table:style-name="ce9" office:value-type="string">
            <text:p>Invented</text:p>
          </table:table-cell>
          <table:table-cell table:style-name="ce9" table:number-columns-repeated="4"/>
          <table:table-cell table:style-name="ce9" office:value-type="string">
            <text:p>Motor cycle, scooter or moped</text:p>
          </table:table-cell>
          <table:table-cell table:number-columns-repeated="3"/>
        </table:table-row>
        <table:table-row table:style-name="ro2">
          <table:table-cell office:value-type="string">
            <text:p>Car (average)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7"/>
          <table:table-cell table:style-name="ce7" office:value-type="string">
            <text:p>Bus</text:p>
          </table:table-cell>
          <table:table-cell table:style-name="ce9" office:value-type="string">
            <text:p>MacKay (2009)</text:p>
          </table:table-cell>
          <table:table-cell table:style-name="ce9" table:number-columns-repeated="8"/>
          <table:table-cell table:style-name="ce9" office:value-type="string">
            <text:p>Bus minibus, coach</text:p>
          </table:table-cell>
          <table:table-cell table:number-columns-repeated="3"/>
        </table:table-row>
        <table:table-row table:style-name="ro2">
          <table:table-cell office:value-type="string">
            <text:p>Car (large)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7"/>
          <table:table-cell table:style-name="ce7" office:value-type="string">
            <text:p>Walking</text:p>
          </table:table-cell>
          <table:table-cell table:style-name="ce9" office:value-type="string">
            <text:p>MacKay (2009)</text:p>
          </table:table-cell>
          <table:table-cell table:style-name="ce9" office:value-type="string">
            <text:p>Coley (2002)</text:p>
          </table:table-cell>
          <table:table-cell table:style-name="ce9" table:number-columns-repeated="7"/>
          <table:table-cell table:style-name="ce9" office:value-type="string">
            <text:p>On foot</text:p>
          </table:table-cell>
          <table:table-cell table:number-columns-repeated="3"/>
        </table:table-row>
        <table:table-row table:style-name="ro2">
          <table:table-cell office:value-type="string">
            <text:p>Coach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7"/>
          <table:table-cell table:style-name="ce7" office:value-type="string">
            <text:p>Bike</text:p>
          </table:table-cell>
          <table:table-cell table:style-name="ce9" office:value-type="string">
            <text:p>Coley</text:p>
          </table:table-cell>
          <table:table-cell table:style-name="ce9" office:value-type="string">
            <text:p>Coley (2002)</text:p>
          </table:table-cell>
          <table:table-cell table:style-name="ce9" office:value-type="string">
            <text:p>wattzon.com</text:p>
          </table:table-cell>
          <table:table-cell table:style-name="ce9"/>
          <table:table-cell table:style-name="ce9" office:value-type="string">
            <text:p>Cherry et al. (2008)</text:p>
          </table:table-cell>
          <table:table-cell table:style-name="ce9" table:number-columns-repeated="4"/>
          <table:table-cell table:style-name="ce9" office:value-type="string">
            <text:p>Bicycle</text:p>
          </table:table-cell>
          <table:table-cell table:number-columns-repeated="3"/>
        </table:table-row>
        <table:table-row table:style-name="ro2">
          <table:table-cell office:value-type="string">
            <text:p>Motorbike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7"/>
          <table:table-cell table:style-name="ce7" office:value-type="string">
            <text:p>Train</text:p>
          </table:table-cell>
          <table:table-cell table:style-name="ce9" office:value-type="string">
            <text:p>http://www.publications.parliament.uk/pa/cm200506/cmhansrd/vo050720/text/50720w26.htm#50720w26.html_sbhd1</text:p>
          </table:table-cell>
          <table:table-cell table:style-name="ce9" table:number-columns-repeated="8"/>
          <table:table-cell table:style-name="ce9" office:value-type="string">
            <text:p>Train</text:p>
          </table:table-cell>
          <table:table-cell table:number-columns-repeated="3"/>
        </table:table-row>
        <table:table-row table:style-name="ro2">
          <table:table-cell office:value-type="string">
            <text:p>Train 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7"/>
          <table:table-cell table:style-name="ce7" office:value-type="string">
            <text:p>Metro</text:p>
          </table:table-cell>
          <table:table-cell table:style-name="ce9" office:value-type="string">
            <text:p>London Underground</text:p>
          </table:table-cell>
          <table:table-cell table:style-name="ce9" table:number-columns-repeated="8"/>
          <table:table-cell table:style-name="ce9" office:value-type="string">
            <text:p>Tram, metro, or underground</text:p>
          </table:table-cell>
          <table:table-cell table:number-columns-repeated="3"/>
        </table:table-row>
        <table:table-row table:style-name="ro2">
          <table:table-cell office:value-type="string">
            <text:p>Tram</text:p>
          </table:table-cell>
          <table:table-cell office:value-type="string">
            <text:p>Defra (2012)</text:p>
          </table:table-cell>
          <table:table-cell table:number-columns-repeated="4"/>
          <table:table-cell table:style-name="ce7"/>
          <table:table-cell table:style-name="ce7" office:value-type="string">
            <text:p>Carp</text:p>
          </table:table-cell>
          <table:table-cell table:style-name="ce9" office:value-type="string">
            <text:p>MacKay (2009)</text:p>
          </table:table-cell>
          <table:table-cell table:style-name="ce9" table:number-columns-repeated="8"/>
          <table:table-cell table:style-name="ce9" office:value-type="string">
            <text:p>Car Passenger</text:p>
          </table:table-cell>
          <table:table-cell table:number-columns-repeated="3"/>
        </table:table-row>
        <table:table-row table:style-name="ro2">
          <table:table-cell office:value-type="string">
            <text:p>Walking</text:p>
          </table:table-cell>
          <table:table-cell office:value-type="string">
            <text:p>Coley (2002)</text:p>
          </table:table-cell>
          <table:table-cell table:number-columns-repeated="4"/>
          <table:table-cell table:style-name="ce7"/>
          <table:table-cell table:style-name="ce7" office:value-type="string">
            <text:p>MFH</text:p>
          </table:table-cell>
          <table:table-cell table:style-name="ce9" office:value-type="string">
            <text:p>MacKay (2009)</text:p>
          </table:table-cell>
          <table:table-cell table:style-name="ce9" table:number-columns-repeated="8"/>
          <table:table-cell table:style-name="ce9" office:value-type="string">
            <text:p>Works from home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7"/>
          <table:table-cell table:style-name="ce7" office:value-type="string">
            <text:p>Other</text:p>
          </table:table-cell>
          <table:table-cell table:style-name="ce9" office:value-type="string">
            <text:p>MacKay (2009)</text:p>
          </table:table-cell>
          <table:table-cell table:style-name="ce9" table:number-columns-repeated="8"/>
          <table:table-cell table:style-name="ce9" office:value-type="string">
            <text:p>Other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7"/>
          <table:table-cell table:style-name="ce7" office:value-type="string">
            <text:p>Tax</text:p>
          </table:table-cell>
          <table:table-cell table:style-name="ce9" table:number-columns-repeated="9"/>
          <table:table-cell table:style-name="ce9" office:value-type="string">
            <text:p>Taxi</text:p>
          </table:table-cell>
          <table:table-cell table:number-columns-repeated="3"/>
        </table:table-row>
        <table:table-row table:style-name="ro2" table:number-rows-repeated="10485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column table:style-name="co1" table:default-cell-style-name="ce1"/>
        <table:table-row table:style-name="ro2">
          <table:table-cell office:value-type="string">
            <text:p>Mode \ Attribute</text:p>
          </table:table-cell>
          <table:table-cell office:value-type="string">
            <text:p>Ef</text:p>
          </table:table-cell>
          <table:table-cell table:style-name="ce1" office:value-type="string">
            <text:p>Efp</text:p>
          </table:table-cell>
          <table:table-cell table:style-name="ce1" office:value-type="string">
            <text:p>Ev</text:p>
          </table:table-cell>
          <table:table-cell table:style-name="ce1" office:value-type="string">
            <text:p>Eg</text:p>
          </table:table-cell>
          <table:table-cell office:value-type="string">
            <text:p>Esys</text:p>
          </table:table-cell>
        </table:table-row>
        <table:table-row table:style-name="ro2">
          <table:table-cell table:number-columns-repeated="2"/>
          <table:table-cell table:style-name="ce1" table:number-columns-repeated="3"/>
          <table:table-cell/>
        </table:table-row>
        <table:table-row table:style-name="ro2">
          <table:table-cell office:value-type="string">
            <text:p>Bicycle</text:p>
          </table:table-cell>
          <table:table-cell table:style-name="ce2" office:value-type="float" office:value="0.0576">
            <text:p>0.06</text:p>
          </table:table-cell>
          <table:table-cell office:value-type="float" office:value="0.3312">
            <text:p>0.33</text:p>
          </table:table-cell>
          <table:table-cell office:value-type="float" office:value="0.1365">
            <text:p>0.14</text:p>
          </table:table-cell>
          <table:table-cell office:value-type="float" office:value="0">
            <text:p>0.00</text:p>
          </table:table-cell>
          <table:table-cell office:value-type="float" office:value="0.5253">
            <text:p>0.5</text:p>
          </table:table-cell>
        </table:table-row>
        <table:table-row table:style-name="ro2">
          <table:table-cell office:value-type="string">
            <text:p>Bus (local)</text:p>
          </table:table-cell>
          <table:table-cell office:value-type="float" office:value="2.12551122493897">
            <text:p>2.1</text:p>
          </table:table-cell>
          <table:table-cell office:value-type="float" office:value="0.850204489975588">
            <text:p>0.85</text:p>
          </table:table-cell>
          <table:table-cell office:value-type="float" office:value="0.0451028806584362">
            <text:p>0.05</text:p>
          </table:table-cell>
          <table:table-cell office:value-type="float" office:value="0.0460003382377812">
            <text:p>0.05</text:p>
          </table:table-cell>
          <table:table-cell office:value-type="float" office:value="3.06681893381078">
            <text:p>3.1</text:p>
          </table:table-cell>
        </table:table-row>
        <table:table-row table:style-name="ro2">
          <table:table-cell office:value-type="string">
            <text:p>Car (small)</text:p>
          </table:table-cell>
          <table:table-cell office:value-type="float" office:value="2.47386097287158">
            <text:p>2.5</text:p>
          </table:table-cell>
          <table:table-cell office:value-type="float" office:value="0.321601926473305">
            <text:p>0.32</text:p>
          </table:table-cell>
          <table:table-cell office:value-type="float" office:value="1.52222222222222">
            <text:p>1.52</text:p>
          </table:table-cell>
          <table:table-cell office:value-type="float" office:value="0.246430383416685">
            <text:p>0.25</text:p>
          </table:table-cell>
          <table:table-cell office:value-type="float" office:value="4.56411550498379">
            <text:p>4.6</text:p>
          </table:table-cell>
        </table:table-row>
        <table:table-row table:style-name="ro2">
          <table:table-cell office:value-type="string">
            <text:p>Car (average)</text:p>
          </table:table-cell>
          <table:table-cell office:value-type="float" office:value="3.02223768591839">
            <text:p>3.0</text:p>
          </table:table-cell>
          <table:table-cell office:value-type="float" office:value="0.392890899169391">
            <text:p>0.39</text:p>
          </table:table-cell>
          <table:table-cell office:value-type="float" office:value="1.52222222222222">
            <text:p>1.52</text:p>
          </table:table-cell>
          <table:table-cell office:value-type="float" office:value="0.172501268391679">
            <text:p>0.17</text:p>
          </table:table-cell>
          <table:table-cell office:value-type="float" office:value="5.10985207570168">
            <text:p>5.1</text:p>
          </table:table-cell>
        </table:table-row>
        <table:table-row table:style-name="ro2">
          <table:table-cell office:value-type="string">
            <text:p>Car (large)</text:p>
          </table:table-cell>
          <table:table-cell office:value-type="float" office:value="3.94673345745064">
            <text:p>3.9</text:p>
          </table:table-cell>
          <table:table-cell office:value-type="float" office:value="0.513075349468583">
            <text:p>0.51</text:p>
          </table:table-cell>
          <table:table-cell office:value-type="float" office:value="1.52222222222222">
            <text:p>1.52</text:p>
          </table:table-cell>
          <table:table-cell office:value-type="float" office:value="0.132693283378215">
            <text:p>0.13</text:p>
          </table:table-cell>
          <table:table-cell office:value-type="float" office:value="6.11472431251966">
            <text:p>6.1</text:p>
          </table:table-cell>
        </table:table-row>
        <table:table-row table:style-name="ro2">
          <table:table-cell office:value-type="string">
            <text:p>Coach</text:p>
          </table:table-cell>
          <table:table-cell table:style-name="ce2" office:value-type="float" office:value="0.432190163672016">
            <text:p>0.43</text:p>
          </table:table-cell>
          <table:table-cell office:value-type="float" office:value="0.0561847212773621">
            <text:p>0.06</text:p>
          </table:table-cell>
          <table:table-cell office:value-type="float" office:value="0.000153045607591062">
            <text:p>0.00</text:p>
          </table:table-cell>
          <table:table-cell office:value-type="float" office:value="0">
            <text:p>0.00</text:p>
          </table:table-cell>
          <table:table-cell office:value-type="float" office:value="0.488527930556969">
            <text:p>0.5</text:p>
          </table:table-cell>
        </table:table-row>
        <table:table-row table:style-name="ro2">
          <table:table-cell office:value-type="string">
            <text:p>Motorbike</text:p>
          </table:table-cell>
          <table:table-cell office:value-type="float" office:value="1.74358803154864">
            <text:p>1.7</text:p>
          </table:table-cell>
          <table:table-cell office:value-type="float" office:value="0.226666444101323">
            <text:p>0.23</text:p>
          </table:table-cell>
          <table:table-cell office:value-type="float" office:value="1">
            <text:p>1.00</text:p>
          </table:table-cell>
          <table:table-cell office:value-type="float" office:value="0.0906666666666667">
            <text:p>0.09</text:p>
          </table:table-cell>
          <table:table-cell office:value-type="float" office:value="3.06092114231663">
            <text:p>3.1</text:p>
          </table:table-cell>
        </table:table-row>
        <table:table-row table:style-name="ro2">
          <table:table-cell office:value-type="string">
            <text:p>Train </text:p>
          </table:table-cell>
          <table:table-cell table:style-name="ce2" office:value-type="float" office:value="0.769298491336188">
            <text:p>0.77</text:p>
          </table:table-cell>
          <table:table-cell office:value-type="float" office:value="0.100008803873704">
            <text:p>0.10</text:p>
          </table:table-cell>
          <table:table-cell table:number-columns-repeated="2" office:value-type="string">
            <text:p>-</text:p>
          </table:table-cell>
          <table:table-cell office:value-type="float" office:value="0.869307295209893">
            <text:p>0.9</text:p>
          </table:table-cell>
        </table:table-row>
        <table:table-row table:style-name="ro2">
          <table:table-cell office:value-type="string">
            <text:p>Tram</text:p>
          </table:table-cell>
          <table:table-cell table:style-name="ce2" office:value-type="float" office:value="0.573818181818182">
            <text:p>0.57</text:p>
          </table:table-cell>
          <table:table-cell office:value-type="float" office:value="1.72145454545455">
            <text:p>1.72</text:p>
          </table:table-cell>
          <table:table-cell table:number-columns-repeated="2" office:value-type="string">
            <text:p>-</text:p>
          </table:table-cell>
          <table:table-cell office:value-type="float" office:value="2.29527272727273">
            <text:p>2.3</text:p>
          </table:table-cell>
        </table:table-row>
        <table:table-row table:style-name="ro2">
          <table:table-cell office:value-type="string">
            <text:p>Walking</text:p>
          </table:table-cell>
          <table:table-cell table:style-name="ce2" office:value-type="float" office:value="0.1296">
            <text:p>0.13</text:p>
          </table:table-cell>
          <table:table-cell office:value-type="float" office:value="0.7452">
            <text:p>0.75</text:p>
          </table:table-cell>
          <table:table-cell table:number-columns-repeated="2" office:value-type="string">
            <text:p>-</text:p>
          </table:table-cell>
          <table:table-cell office:value-type="float" office:value="0.8748">
            <text:p>0.9</text:p>
          </table:table-cell>
        </table:table-row>
        <table:table-row table:style-name="ro2">
          <table:table-cell table:number-columns-repeated="2"/>
          <table:table-cell table:style-name="ce1" table:number-columns-repeated="3"/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1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13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1P0"/>
      <style:map style:condition="value()&lt;0" style:apply-style-name="N131P1"/>
    </number:currency-style>
    <number:number-style style:name="N133P0" style:volatile="true">
      <number:number number:decimal-places="0" number:min-integer-digits="1" number:grouping="true"/>
    </number:number-style>
    <number:number-style style:name="N133P1" style:volatile="true">
      <number:text>-</number:text>
      <number:number number:decimal-places="0" number:min-integer-digits="1" number:grouping="true"/>
    </number:number-style>
    <number:number-style style:name="N133">
      <number:text>-</number:text>
      <style:map style:condition="value()&gt;0.5" style:apply-style-name="N133P0"/>
      <style:map style:condition="value()&lt;-0.5" style:apply-style-name="N133P1"/>
    </number:number-style>
    <number:number-style style:name="N137P0" style:volatile="true"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   </number:text>
    </number:number-style>
    <number:number-style style:name="N141P1" style:volatile="true">
      <number:text>-</number:text>
      <number:number number:decimal-places="2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1" number:min-integer-digits="0"/>
    </number:number-style>
    <number:number-style style:name="N151">
      <number:number number:decimal-places="3" number:min-integer-digits="1"/>
    </number:number-style>
    <number:number-style style:name="N155P0" style:volatile="true">
      <number:text> £</number:text>
      <number:number number:decimal-places="0" number:min-integer-digits="1" number:grouping="true"/>
      <number:text> </number:text>
    </number:number-style>
    <number:number-style style:name="N155P1" style:volatile="true">
      <number:text>-£</number:text>
      <number:number number:decimal-places="0" number:min-integer-digits="1" number:grouping="true"/>
      <number:text> </number:text>
    </number:number-style>
    <number:number-style style:name="N155P2" style:volatile="true">
      <number:text> £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£</number:text>
      <number:number number:decimal-places="2" number:min-integer-digits="1" number:grouping="true"/>
      <number:text> </number:text>
    </number:number-style>
    <number:number-style style:name="N159P1" style:volatile="true">
      <number:text>-£</number:text>
      <number:number number:decimal-places="2" number:min-integer-digits="1" number:grouping="true"/>
      <number:text> </number:text>
    </number:number-style>
    <number:number-style style:name="N159P2" style:volatile="true">
      <number:text> £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öS </number:text>
      <number:number number:decimal-places="0" number:min-integer-digits="1" number:grouping="true"/>
      <number:text> </number:text>
    </number:number-style>
    <number:number-style style:name="N163P1" style:volatile="true">
      <number:text>-öS </number:text>
      <number:number number:decimal-places="0" number:min-integer-digits="1" number:grouping="true"/>
      <number:text> </number:text>
    </number:number-style>
    <number:number-style style:name="N163P2" style:volatile="true">
      <number:text> öS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öS </number:text>
      <number:number number:decimal-places="2" number:min-integer-digits="1" number:grouping="true"/>
      <number:text> </number:text>
    </number:number-style>
    <number:number-style style:name="N167P1" style:volatile="true">
      <number:text>-öS </number:text>
      <number:number number:decimal-places="2" number:min-integer-digits="1" number:grouping="true"/>
      <number:text> </number:text>
    </number:number-style>
    <number:number-style style:name="N167P2" style:volatile="true">
      <number:text> öS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68">
      <number:day number:style="long"/>
      <number:text>-</number:text>
      <number:month number:textual="true"/>
      <number:text>-</number:text>
      <number:year/>
    </number:date-style>
    <number:number-style style:name="N169">
      <number:number number:decimal-places="1" number:min-integer-digits="1"/>
    </number:number-style>
    <number:date-style style:name="N170">
      <number:month number:textual="true"/>
      <number:text>-</number:text>
      <number:year/>
    </number:date-style>
    <number:number-style style:name="N171">
      <number:number number:decimal-places="4" number:min-integer-digits="1"/>
    </number:number-style>
    <number:number-style style:name="N172">
      <number:number number:decimal-places="5" number:min-integer-digits="1"/>
    </number:number-style>
    <number:percentage-style style:name="N173">
      <number:number number:decimal-places="1" number:min-integer-digits="1"/>
      <number:text>%</number:text>
    </number:percentage-style>
    <number:number-style style:name="N174">
      <number:number number:decimal-places="1" number:min-integer-digits="1" number:grouping="true"/>
    </number:number-style>
    <number:number-style style:name="N175">
      <number:number number:decimal-places="3" number:min-integer-digits="1" number:grouping="true"/>
    </number:number-style>
    <number:number-style style:name="N176">
      <number:number number:decimal-places="5" number:min-integer-digits="1" number:grouping="true"/>
    </number:number-style>
    <number:number-style style:name="N177">
      <number:number number:decimal-places="4" number:min-integer-digits="1" number:grouping="true"/>
    </number:number-style>
    <number:number-style style:name="N178">
      <number:number number:decimal-places="9" number:min-integer-digits="1" number:grouping="true"/>
    </number:number-style>
    <number:number-style style:name="N179">
      <number:number number:decimal-places="7" number:min-integer-digits="1" number:grouping="true"/>
    </number:number-style>
    <number:number-style style:name="N180">
      <number:number number:decimal-places="7" number:min-integer-digits="1"/>
    </number:number-style>
    <number:number-style style:name="N181">
      <number:number number:decimal-places="6" number:min-integer-digits="1"/>
    </number:number-style>
    <number:number-style style:name="N182">
      <number:number number:decimal-places="8" number:min-integer-digits="1"/>
    </number:number-style>
    <number:number-style style:name="N183">
      <number:number number:decimal-places="9" number:min-integer-digits="1"/>
    </number:number-style>
    <number:number-style style:name="N185P0" style:volatile="true">
      <number:text>£</number:text>
      <number:number number:decimal-places="0" number:min-integer-digits="1" number:grouping="true"/>
    </number:number-style>
    <number:number-style style:name="N185">
      <number:text>-£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£</number:text>
      <number:number number:decimal-places="0" number:min-integer-digits="1" number:grouping="true"/>
    </number:number-style>
    <number:number-style style:name="N186">
      <style:text-properties fo:color="#ff0000"/>
      <number:text>-£</number:text>
      <number:number number:decimal-places="0" number:min-integer-digits="1" number:grouping="true"/>
      <style:map style:condition="value()&gt;=0" style:apply-style-name="N186P0"/>
    </number:number-style>
    <number:number-style style:name="N188P0" style:volatile="true">
      <number:text>£</number:text>
      <number:number number:decimal-places="2" number:min-integer-digits="1" number:grouping="true"/>
    </number:number-style>
    <number:number-style style:name="N188">
      <number:text>-£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£</number:text>
      <number:number number:decimal-places="2" number:min-integer-digits="1" number:grouping="true"/>
    </number:number-style>
    <number:number-style style:name="N189">
      <style:text-properties fo:color="#ff0000"/>
      <number:text>-£</number:text>
      <number:number number:decimal-places="2" number:min-integer-digits="1" number:grouping="true"/>
      <style:map style:condition="value()&gt;=0" style:apply-style-name="N189P0"/>
    </number:number-style>
    <number:number-style style:name="N190">
      <number:number number:decimal-places="0" number:min-integer-digits="1"/>
      <number:text> </number:text>
    </number:number-style>
    <number:number-style style:name="N191">
      <number:number number:decimal-places="1" number:min-integer-digits="1"/>
      <number:text> </number:text>
    </number:number-style>
    <number:number-style style:name="N193P0" style:volatile="true">
      <number:number number:decimal-places="2" number:min-integer-digits="1"/>
    </number:number-style>
    <number:number-style style:name="N193P1" style:volatile="true">
      <number:text>-</number:text>
      <number:number number:decimal-places="2" number:min-integer-digits="1"/>
    </number:number-style>
    <number:number-style style:name="N193">
      <number:text>-</number:text>
      <style:map style:condition="value()&gt;0.005" style:apply-style-name="N193P0"/>
      <style:map style:condition="value()&lt;-0.005" style:apply-style-name="N193P1"/>
    </number:number-style>
    <number:number-style style:name="N195P0" style:volatile="true">
      <number:number number:decimal-places="1" number:min-integer-digits="1" number:grouping="true"/>
    </number:number-style>
    <number:number-style style:name="N195P1" style:volatile="true">
      <number:text>-</number:text>
      <number:number number:decimal-places="1" number:min-integer-digits="1" number:grouping="true"/>
    </number:number-style>
    <number:number-style style:name="N195">
      <number:text>-</number:text>
      <style:map style:condition="value()&gt;0.05" style:apply-style-name="N195P0"/>
      <style:map style:condition="value()&lt;-0.05" style:apply-style-name="N195P1"/>
    </number:number-style>
    <number:number-style style:name="N196">
      <number:number number:decimal-places="2" number:min-integer-digits="1"/>
      <number:text> </number:text>
    </number:number-style>
    <number:number-style style:name="N197">
      <number:number number:decimal-places="3" number:min-integer-digits="1"/>
      <number:text> </number:text>
    </number:number-style>
    <number:number-style style:name="N199P0" style:volatile="true">
      <number:number number:decimal-places="3" number:min-integer-digits="1" number:grouping="true"/>
      <number:text> </number:text>
    </number:number-style>
    <number:number-style style:name="N199">
      <number:text>(</number:text>
      <number:number number:decimal-places="3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number number:decimal-places="1" number:min-integer-digits="1" number:grouping="true"/>
    </number:number-style>
    <number:number-style style:name="N200P1" style:volatile="true">
      <number:text>-</number:text>
      <number:number number:decimal-places="1" number:min-integer-digits="1" number:grouping="true"/>
    </number:number-style>
    <number:number-style style:name="N200">
      <number:text>-</number:text>
      <style:map style:condition="value()&gt;0.5" style:apply-style-name="N200P0"/>
      <style:map style:condition="value()&lt;-0.5" style:apply-style-name="N200P1"/>
    </number:number-style>
    <number:number-style style:name="N204P0" style:volatile="true">
      <number:text> $</number:text>
      <number:number number:decimal-places="0" number:min-integer-digits="1" number:grouping="true"/>
      <number:text> </number:text>
    </number:number-style>
    <number:number-style style:name="N204P1" style:volatile="true">
      <number:text> $(</number:text>
      <number:number number:decimal-places="0" number:min-integer-digits="1" number:grouping="true"/>
      <number:text>)</number:text>
    </number:number-style>
    <number:number-style style:name="N204P2" style:volatile="true">
      <number:text> $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0" number:min-integer-digits="1" number:grouping="true"/>
      <number:text> </number:text>
    </number:number-style>
    <number:number-style style:name="N206P1" style:volatile="true">
      <number:text> (</number:text>
      <number:number number:decimal-places="0" number:min-integer-digits="1" number:grouping="true"/>
      <number:text>)</number:text>
    </number:number-style>
    <number:number-style style:name="N206P2" style:volatile="true">
      <number:text> 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$</number:text>
      <number:number number:decimal-places="2" number:min-integer-digits="1" number:grouping="true"/>
      <number:text> </number:text>
    </number:number-style>
    <number:number-style style:name="N210P1" style:volatile="true">
      <number:text> $(</number:text>
      <number:number number:decimal-places="2" number:min-integer-digits="1" number:grouping="true"/>
      <number:text>)</number:text>
    </number:number-style>
    <number:number-style style:name="N210P2" style:volatile="true">
      <number:text> $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/>
    </number:number-style>
    <number:number-style style:name="N212P1" style:volatile="true">
      <number:text>-</number:text>
      <number:number number:decimal-places="0" number:min-integer-digits="1"/>
    </number:number-style>
    <number:number-style style:name="N212">
      <number:text>-</number:text>
      <style:map style:condition="value()&gt;0.5" style:apply-style-name="N212P0"/>
      <style:map style:condition="value()&lt;-0.5" style:apply-style-name="N212P1"/>
    </number:number-style>
    <number:number-style style:name="N214P0" style:volatile="true">
      <number:number number:decimal-places="1" number:min-integer-digits="1"/>
    </number:number-style>
    <number:number-style style:name="N214P1" style:volatile="true">
      <number:text>-</number:text>
      <number:number number:decimal-places="1" number:min-integer-digits="1"/>
    </number:number-style>
    <number:number-style style:name="N214">
      <number:text>-</number:text>
      <style:map style:condition="value()&gt;0.5" style:apply-style-name="N214P0"/>
      <style:map style:condition="value()&lt;-0.5" style:apply-style-name="N214P1"/>
    </number:number-style>
    <number:number-style style:name="N215P0" style:volatile="true">
      <number:number number:decimal-places="1" number:min-integer-digits="1"/>
    </number:number-style>
    <number:number-style style:name="N215P1" style:volatile="true">
      <number:text>-</number:text>
      <number:number number:decimal-places="1" number:min-integer-digits="1"/>
    </number:number-style>
    <number:number-style style:name="N215">
      <number:text>-</number:text>
      <style:map style:condition="value()&gt;=0.1" style:apply-style-name="N215P0"/>
      <style:map style:condition="value()&lt;-0.5" style:apply-style-name="N215P1"/>
    </number:number-style>
    <number:number-style style:name="N217P0" style:volatile="true">
      <number:number number:decimal-places="2" number:min-integer-digits="1" number:grouping="true"/>
    </number:number-style>
    <number:number-style style:name="N217P1" style:volatile="true">
      <number:text>-</number:text>
      <number:number number:decimal-places="2" number:min-integer-digits="1" number:grouping="true"/>
    </number:number-style>
    <number:number-style style:name="N217">
      <number:text>-</number:text>
      <style:map style:condition="value()&gt;0.05" style:apply-style-name="N217P0"/>
      <style:map style:condition="value()&lt;-0.05" style:apply-style-name="N217P1"/>
    </number:number-style>
    <number:number-style style:name="N218">
      <number:number number:min-integer-digits="1"/>
      <number:text> </number:text>
    </number:number-style>
    <number:number-style style:name="N220P0" style:volatile="true">
      <number:text/>
    </number:number-style>
    <number:number-style style:name="N220P1" style:volatile="true">
      <number:text/>
    </number:number-style>
    <number:number-style style:name="N220P2" style:volatile="true">
      <number:text/>
    </number:number-style>
    <number:text-style style:name="N220">
      <number:text/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1" number:min-integer-digits="1" number:grouping="true"/>
    </number:number-style>
    <number:number-style style:name="N221">
      <number:text>-</number:text>
      <number:number number:decimal-places="1" number:min-integer-digits="1" number:grouping="true"/>
      <style:map style:condition="value()&gt;=0" style:apply-style-name="N221P0"/>
    </number:number-style>
    <number:number-style style:name="N222P0" style:volatile="true">
      <number:number number:decimal-places="3" number:min-integer-digits="1" number:grouping="true"/>
    </number:number-style>
    <number:number-style style:name="N222">
      <number:text>-</number:text>
      <number:number number:decimal-places="3" number:min-integer-digits="1" number:grouping="true"/>
      <style:map style:condition="value()&gt;=0" style:apply-style-name="N222P0"/>
    </number:number-style>
    <number:number-style style:name="N223P0" style:volatile="true">
      <number:number number:decimal-places="1" number:min-integer-digits="1" number:grouping="true"/>
    </number:number-style>
    <number:number-style style:name="N223P1" style:volatile="true">
      <number:text>-</number:text>
      <number:number number:decimal-places="1" number:min-integer-digits="1" number:grouping="true"/>
    </number:number-style>
    <number:number-style style:name="N223">
      <number:text>-</number:text>
      <style:map style:condition="value()&gt;0.1" style:apply-style-name="N223P0"/>
      <style:map style:condition="value()&lt;-0.1" style:apply-style-name="N223P1"/>
    </number:number-style>
    <number:number-style style:name="N224P0" style:volatile="true">
      <number:number number:decimal-places="0" number:min-integer-digits="1" number:grouping="true"/>
    </number:number-style>
    <number:number-style style:name="N224P1" style:volatile="true">
      <number:text>-</number:text>
      <number:number number:decimal-places="0" number:min-integer-digits="1" number:grouping="true"/>
    </number:number-style>
    <number:number-style style:name="N224">
      <number:text>-</number:text>
      <style:map style:condition="value()&gt;0.1" style:apply-style-name="N224P0"/>
      <style:map style:condition="value()&lt;-0.1" style:apply-style-name="N224P1"/>
    </number:number-style>
    <number:number-style style:name="N225P0" style:volatile="true">
      <number:number number:decimal-places="1" number:min-integer-digits="1" number:grouping="true"/>
    </number:number-style>
    <number:number-style style:name="N225P1" style:volatile="true">
      <number:text>-</number:text>
      <number:number number:decimal-places="1" number:min-integer-digits="1" number:grouping="true"/>
    </number:number-style>
    <number:number-style style:name="N225">
      <number:text>-</number:text>
      <style:map style:condition="value()&gt;0.049" style:apply-style-name="N225P0"/>
      <style:map style:condition="value()&lt;-0.049" style:apply-style-name="N225P1"/>
    </number:number-style>
    <number:number-style style:name="N226">
      <number:number number:decimal-places="13" number:min-integer-digits="1"/>
    </number:number-style>
    <number:percentage-style style:name="N227">
      <number:number number:decimal-places="3" number:min-integer-digits="1"/>
      <number:text>%</number:text>
    </number:percentage-style>
    <number:percentage-style style:name="N228">
      <number:number number:decimal-places="6" number:min-integer-digits="1"/>
      <number:text>%</number:text>
    </number:percentage-style>
    <number:percentage-style style:name="N229">
      <number:number number:decimal-places="7" number:min-integer-digits="1"/>
      <number:text>%</number:text>
    </number:percentage-style>
    <number:number-style style:name="N232P0" style:volatile="true">
      <number:number number:decimal-places="6" number:min-integer-digits="1" number:grouping="true"/>
      <number:text> </number:text>
    </number:number-style>
    <number:number-style style:name="N232P1" style:volatile="true">
      <number:text>-</number:text>
      <number:number number:decimal-places="6" number:min-integer-digits="1" number:grouping="true"/>
      <number:text> </number:text>
    </number:number-style>
    <number:number-style style:name="N232P2" style:volatile="true">
      <number:text> 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11" number:min-integer-digits="1" number:grouping="true"/>
      <number:text> </number:text>
    </number:number-style>
    <number:number-style style:name="N235P1" style:volatile="true">
      <number:text>-</number:text>
      <number:number number:decimal-places="11" number:min-integer-digits="1" number:grouping="true"/>
      <number:text> </number:text>
    </number:number-style>
    <number:number-style style:name="N235P2" style:volatile="true">
      <number:text> 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12" number:min-integer-digits="1" number:grouping="true"/>
      <number:text> </number:text>
    </number:number-style>
    <number:number-style style:name="N238P1" style:volatile="true">
      <number:text>-</number:text>
      <number:number number:decimal-places="12" number:min-integer-digits="1" number:grouping="true"/>
      <number:text> </number:text>
    </number:number-style>
    <number:number-style style:name="N238P2" style:volatile="true">
      <number:text> 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number number:decimal-places="13" number:min-integer-digits="1" number:grouping="true"/>
      <number:text> </number:text>
    </number:number-style>
    <number:number-style style:name="N241P1" style:volatile="true">
      <number:text>-</number:text>
      <number:number number:decimal-places="13" number:min-integer-digits="1" number:grouping="true"/>
      <number:text> </number:text>
    </number:number-style>
    <number:number-style style:name="N241P2" style:volatile="true">
      <number:text> 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number number:decimal-places="14" number:min-integer-digits="1" number:grouping="true"/>
      <number:text> </number:text>
    </number:number-style>
    <number:number-style style:name="N244P1" style:volatile="true">
      <number:text>-</number:text>
      <number:number number:decimal-places="14" number:min-integer-digits="1" number:grouping="true"/>
      <number:text> </number:text>
    </number:number-style>
    <number:number-style style:name="N244P2" style:volatile="true">
      <number:text> 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number number:decimal-places="16" number:min-integer-digits="1" number:grouping="true"/>
      <number:text> </number:text>
    </number:number-style>
    <number:number-style style:name="N247P1" style:volatile="true">
      <number:text>-</number:text>
      <number:number number:decimal-places="16" number:min-integer-digits="1" number:grouping="true"/>
      <number:text> </number:text>
    </number:number-style>
    <number:number-style style:name="N247P2" style:volatile="true">
      <number:text> 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0P0" style:volatile="true">
      <number:number number:decimal-places="19" number:min-integer-digits="1" number:grouping="true"/>
      <number:text> </number:text>
    </number:number-style>
    <number:number-style style:name="N250P1" style:volatile="true">
      <number:text>-</number:text>
      <number:number number:decimal-places="19" number:min-integer-digits="1" number:grouping="true"/>
      <number:text> </number:text>
    </number:number-style>
    <number:number-style style:name="N250P2" style:volatile="true">
      <number:text> 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3P0" style:volatile="true">
      <number:number number:decimal-places="21" number:min-integer-digits="1" number:grouping="true"/>
      <number:text> </number:text>
    </number:number-style>
    <number:number-style style:name="N253P1" style:volatile="true">
      <number:text>-</number:text>
      <number:number number:decimal-places="21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">
      <number:number number:decimal-places="21" number:min-integer-digits="1"/>
    </number:number-style>
    <number:number-style style:name="N255">
      <number:number number:decimal-places="24" number:min-integer-digits="1"/>
    </number:number-style>
    <number:percentage-style style:name="N256">
      <number:number number:decimal-places="25" number:min-integer-digits="1"/>
      <number:text>%</number:text>
    </number:percentage-style>
    <number:number-style style:name="N257P0" style:volatile="true">
      <number:number number:decimal-places="2" number:min-integer-digits="1" number:grouping="true"/>
    </number:number-style>
    <number:number-style style:name="N257P1" style:volatile="true">
      <number:text>-</number:text>
      <number:number number:decimal-places="2" number:min-integer-digits="1" number:grouping="true"/>
    </number:number-style>
    <number:number-style style:name="N257">
      <number:text>-</number:text>
      <style:map style:condition="value()&gt;0.5" style:apply-style-name="N257P0"/>
      <style:map style:condition="value()&lt;-0.5" style:apply-style-name="N257P1"/>
    </number:number-style>
    <number:number-style style:name="N259P0" style:volatile="true">
      <number:number number:decimal-places="3" number:min-integer-digits="1" number:grouping="true"/>
    </number:number-style>
    <number:number-style style:name="N259P1" style:volatile="true">
      <number:text>-</number:text>
      <number:number number:decimal-places="3" number:min-integer-digits="1" number:grouping="true"/>
    </number:number-style>
    <number:number-style style:name="N259">
      <number:text>-</number:text>
      <style:map style:condition="value()&gt;0.5" style:apply-style-name="N259P0"/>
      <style:map style:condition="value()&lt;-0.5" style:apply-style-name="N259P1"/>
    </number:number-style>
    <number:number-style style:name="N261P0" style:volatile="true">
      <number:number number:decimal-places="4" number:min-integer-digits="1" number:grouping="true"/>
    </number:number-style>
    <number:number-style style:name="N261P1" style:volatile="true">
      <number:text>-</number:text>
      <number:number number:decimal-places="4" number:min-integer-digits="1" number:grouping="true"/>
    </number:number-style>
    <number:number-style style:name="N261">
      <number:text>-</number:text>
      <style:map style:condition="value()&gt;0.5" style:apply-style-name="N261P0"/>
      <style:map style:condition="value()&lt;-0.5" style:apply-style-name="N261P1"/>
    </number:number-style>
    <number:number-style style:name="N263P0" style:volatile="true">
      <number:number number:decimal-places="5" number:min-integer-digits="1" number:grouping="true"/>
    </number:number-style>
    <number:number-style style:name="N263P1" style:volatile="true">
      <number:text>-</number:text>
      <number:number number:decimal-places="5" number:min-integer-digits="1" number:grouping="true"/>
    </number:number-style>
    <number:number-style style:name="N263">
      <number:text>-</number:text>
      <style:map style:condition="value()&gt;0.5" style:apply-style-name="N263P0"/>
      <style:map style:condition="value()&lt;-0.5" style:apply-style-name="N263P1"/>
    </number:number-style>
    <number:number-style style:name="N266P0" style:volatile="true">
      <number:number number:decimal-places="6" number:min-integer-digits="1" number:grouping="true"/>
    </number:number-style>
    <number:number-style style:name="N266P1" style:volatile="true">
      <number:text>-</number:text>
      <number:number number:decimal-places="6" number:min-integer-digits="1" number:grouping="true"/>
    </number:number-style>
    <number:number-style style:name="N266">
      <number:text>-</number:text>
      <style:map style:condition="value()&gt;0.5" style:apply-style-name="N266P0"/>
      <style:map style:condition="value()&lt;-0.5" style:apply-style-name="N266P1"/>
    </number:number-style>
    <number:number-style style:name="N267P0" style:volatile="true">
      <number:number number:decimal-places="1" number:min-integer-digits="1" number:grouping="true"/>
    </number:number-style>
    <number:number-style style:name="N267P1" style:volatile="true">
      <number:text>-</number:text>
      <number:number number:decimal-places="1" number:min-integer-digits="1" number:grouping="true"/>
    </number:number-style>
    <number:number-style style:name="N267">
      <number:text>-</number:text>
      <style:map style:condition="value()&gt;0.01" style:apply-style-name="N267P0"/>
      <style:map style:condition="value()&lt;-0.01" style:apply-style-name="N267P1"/>
    </number:number-style>
    <number:number-style style:name="N268P0" style:volatile="true">
      <number:number number:decimal-places="0" number:min-integer-digits="1" number:grouping="true"/>
    </number:number-style>
    <number:number-style style:name="N268P1" style:volatile="true">
      <number:text>-</number:text>
      <number:number number:decimal-places="0" number:min-integer-digits="1" number:grouping="true"/>
    </number:number-style>
    <number:number-style style:name="N268">
      <number:text>-</number:text>
      <style:map style:condition="value()&gt;0.05" style:apply-style-name="N268P0"/>
      <style:map style:condition="value()&lt;-0.05" style:apply-style-name="N268P1"/>
    </number:number-style>
    <number:number-style style:name="N269P0" style:volatile="true">
      <number:number number:decimal-places="3" number:min-integer-digits="1" number:grouping="true"/>
    </number:number-style>
    <number:number-style style:name="N269P1" style:volatile="true">
      <number:text>-</number:text>
      <number:number number:decimal-places="3" number:min-integer-digits="1" number:grouping="true"/>
    </number:number-style>
    <number:number-style style:name="N269">
      <number:text>-</number:text>
      <style:map style:condition="value()&gt;0.05" style:apply-style-name="N269P0"/>
      <style:map style:condition="value()&lt;-0.05" style:apply-style-name="N269P1"/>
    </number:number-style>
    <number:number-style style:name="N270P0" style:volatile="true">
      <number:number number:decimal-places="1" number:min-integer-digits="1" number:grouping="true"/>
    </number:number-style>
    <number:number-style style:name="N270P1" style:volatile="true">
      <number:text>-</number:text>
      <number:number number:decimal-places="0" number:min-integer-digits="1" number:grouping="true"/>
    </number:number-style>
    <number:number-style style:name="N270">
      <number:text>-</number:text>
      <style:map style:condition="value()&gt;0.5" style:apply-style-name="N270P0"/>
      <style:map style:condition="value()&lt;-5" style:apply-style-name="N270P1"/>
    </number:number-style>
    <number:number-style style:name="N271P0" style:volatile="true">
      <number:number number:decimal-places="2" number:min-integer-digits="1" number:grouping="true"/>
    </number:number-style>
    <number:number-style style:name="N271P1" style:volatile="true">
      <number:text>-</number:text>
      <number:number number:decimal-places="1" number:min-integer-digits="1" number:grouping="true"/>
    </number:number-style>
    <number:number-style style:name="N271">
      <number:text>-</number:text>
      <style:map style:condition="value()&gt;0.5" style:apply-style-name="N271P0"/>
      <style:map style:condition="value()&lt;-5" style:apply-style-name="N271P1"/>
    </number:number-style>
    <number:number-style style:name="N272P0" style:volatile="true">
      <number:number number:decimal-places="0" number:min-integer-digits="1" number:grouping="true"/>
    </number:number-style>
    <number:number-style style:name="N272P1" style:volatile="true">
      <number:text>-</number:text>
      <number:number number:decimal-places="0" number:min-integer-digits="1" number:grouping="true"/>
    </number:number-style>
    <number:number-style style:name="N272">
      <number:text>-</number:text>
      <style:map style:condition="value()&gt;0.5" style:apply-style-name="N272P0"/>
      <style:map style:condition="value()&lt;-5" style:apply-style-name="N272P1"/>
    </number:number-style>
    <number:number-style style:name="N273">
      <number:number number:decimal-places="10" number:min-integer-digits="1"/>
    </number:number-style>
    <number:number-style style:name="N274">
      <number:number number:decimal-places="11"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1_20_2" style:display-name="Normal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5-26T23:26:04</meta:creation-date>
    <dc:date>2013-06-17T13:50:39</dc:date>
    <dc:creator>robin </dc:creator>
    <meta:editing-duration>PT1H20M16S</meta:editing-duration>
    <meta:editing-cycles>8</meta:editing-cycles>
    <meta:generator>LibreOffice/3.5$Linux_X86_64 LibreOffice_project/350m1$Build-2</meta:generator>
    <meta:document-statistic meta:table-count="3" meta:cell-count="361" meta:object-count="0"/>
  </office:meta>
</office:document-meta>
</file>